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i>R</mi>
        <mprescripts/>
        <mn>2</mn>
        <mn>1</mn>
      </mmultiscripts>
      <mo stretchy="false">=</mo>
      <mrow>
        <mo fence="true" stretchy="true">[</mo>
        <mrow>
          <mtable>
            <mtr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2</mn>
                      </msub>
                    </mrow>
                    <mo fence="true" stretchy="false">)</mo>
                  </mrow>
                </mrow>
              </mtd>
              <mtd>
                <mn>0</mn>
              </mtd>
              <mtd>
                <mrow>
                  <mi mathvariant="italic">sen</mi>
                  <mrow>
                    <mo fence="true" stretchy="false">(</mo>
                    <mrow>
                      <msub>
                        <mi>α</mi>
                        <mn>2</mn>
                      </msub>
                    </mrow>
                    <mo fence="true" stretchy="false">)</mo>
                  </mrow>
                </mrow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sub>
                        <mi>α</mi>
                        <mn>2</mn>
                      </msub>
                    </mrow>
                    <mo fence="true" stretchy="false">)</mo>
                  </mrow>
                </mrow>
              </mtd>
              <mtd>
                <mn>0</mn>
              </mtd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2</mn>
                      </msub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</mrow>
    <annotation encoding="StarMath 5.0">R lsub{2}  lsup{1} = left [ matrix { cos(%alpha_{2}) # 0 # sen(%alpha_{2}) ## 0 # 1 # 0 ## -sen(%alpha_{2}) # 0 # cos(%alpha_{2})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11:14:56.402057036</dc:date>
    <meta:editing-duration>PT6H3M54S</meta:editing-duration>
    <meta:editing-cycles>3</meta:editing-cycles>
    <meta:generator>LibreOffice/6.2.4.2.0$Linux_X86_64 LibreOffice_project/b154c0ac6cf11bc010cb60509e6db2f74a9a9fa3</meta:generator>
  </office:meta>
</office:document-meta>
</file>